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7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8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9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0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0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1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2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7.237cm" fo:margin-left="0cm"/>
    </style:style>
    <style:style style:name="Column3" style:family="table-column">
      <style:table-column-properties style:column-width="17.237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7" style:family="table-row"/>
    <style:style style:name="Cell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17.237cm" fo:margin-left="0cm"/>
    </style:style>
    <style:style style:name="Column5" style:family="table-column">
      <style:table-column-properties style:column-width="17.237cm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6" style:family="table-column">
      <style:table-column-properties style:column-width="17.59cm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17.237cm" fo:margin-left="0cm"/>
    </style:style>
    <style:style style:name="Column7" style:family="table-column">
      <style:table-column-properties style:column-width="17.237cm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8" style:family="table-column">
      <style:table-column-properties style:column-width="17.59cm"/>
    </style:style>
    <style:style style:name="Row17" style:family="table-row"/>
    <style:style style:name="Cell1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17.237cm" fo:margin-left="0cm"/>
    </style:style>
    <style:style style:name="Column9" style:family="table-column">
      <style:table-column-properties style:column-width="17.237cm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break-before="auto" fo:line-height="100%" style:writing-mode="lr-tb"/>
    </style:style>
    <style:style style:name="P119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AP</text:span><text:span text:style-name="T3_2"><text:s/></text:span><text:span text:style-name="T3_3">Computer</text:span><text:span text:style-name="T3_4"><text:s/></text:span><text:span text:style-name="T3_5">Science</text:span><text:span text:style-name="T3_6"><text:s/></text:span><text:span text:style-name="T3_7">Prep</text:span><text:span text:style-name="T3_8"><text:s/>(</text:span><text:span text:style-name="T3_9">Java</text:span><text:span text:style-name="T3_10"><text:s/></text:span><text:span text:style-name="T3_11">Programming</text:span><text:span text:style-name="T3_12">)</text:span></text:p>
      <text:p text:style-name="P4"/>
      <text:p text:style-name="P5"><text:span text:style-name="T5_1">Quiz</text:span><text:span text:style-name="T5_2"><text:s/>6:<text:s/></text:span><text:span text:style-name="T5_3">Java</text:span><text:span text:style-name="T5_4"><text:s/></text:span><text:span text:style-name="T5_5">Execution</text:span><text:span text:style-name="T5_6"><text:s/></text:span><text:span text:style-name="T5_7">Flow</text:span><text:span text:style-name="T5_8"><text:s/>(</text:span><text:span text:style-name="T5_9">For</text:span><text:span text:style-name="T5_10"><text:s/></text:span><text:span text:style-name="T5_11">Statements</text:span><text:span text:style-name="T5_12"><text:s/>&amp;<text:s/></text:span><text:span text:style-name="T5_13">If</text:span><text:span text:style-name="T5_14"><text:s/></text:span><text:span text:style-name="T5_15">Statement</text:span><text:span text:style-name="T5_16">)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This</text:span><text:span text:style-name="T7_2"><text:s/></text:span><text:span text:style-name="T7_3">quiz</text:span><text:span text:style-name="T7_4"><text:s/></text:span><text:span text:style-name="T7_5">is</text:span><text:span text:style-name="T7_6"><text:s/></text:span><text:span text:style-name="T7_7">graded</text:span><text:span text:style-name="T7_8">!</text:span></text:p>
            <text:list text:style-name="LS1" xml:id="list0">
              <text:list-item>
                <text:p text:style-name="P8"><text:span text:style-name="T8_1">Only</text:span><text:span text:style-name="T8_2"><text:s/>1<text:s/></text:span><text:span text:style-name="T8_3">answer</text:span><text:span text:style-name="T8_4"><text:s/></text:span><text:span text:style-name="T8_5">is</text:span><text:span text:style-name="T8_6"><text:s/></text:span><text:span text:style-name="T8_7">correct</text:span></text:p>
              </text:list-item>
              <text:list-item>
                <text:p text:style-name="P9"><text:span text:style-name="T9_1">1<text:s/></text:span><text:span text:style-name="T9_2">for</text:span><text:span text:style-name="T9_3"><text:s/></text:span><text:span text:style-name="T9_4">each</text:span><text:span text:style-name="T9_5"><text:s/></text:span><text:span text:style-name="T9_6">answer</text:span></text:p>
              </text:list-item>
              <text:list-item>
                <text:p text:style-name="P10"><text:span text:style-name="T10_1">No</text:span><text:span text:style-name="T10_2"><text:s/></text:span><text:span text:style-name="T10_3">negative</text:span><text:span text:style-name="T10_4"><text:s/></text:span><text:span text:style-name="T10_5">marks</text:span></text:p>
              </text:list-item>
            </text:list>
          </table:table-cell>
        </table:table-row>
      </table:table>
      <text:p text:style-name="P11"/>
      <text:p text:style-name="P12"/>
      <table:table table:style-name="Table2">
        <table:table-column table:style-name="Column2"/>
        <table:table-row table:style-name="Row2">
          <table:table-cell table:style-name="Cell2">
            <text:p text:style-name="P13"><text:span text:style-name="T13_1">Question</text:span><text:span text:style-name="T13_2"><text:s/>1</text:span></text:p>
          </table:table-cell>
        </table:table-row>
        <table:table-row table:style-name="Row3">
          <table:table-cell table:style-name="Cell3">
            <text:p text:style-name="P14"><text:span text:style-name="T14_1">What</text:span><text:span text:style-name="T14_2"><text:s/></text:span><text:span text:style-name="T14_3">will</text:span><text:span text:style-name="T14_4"><text:s/></text:span><text:span text:style-name="T14_5">happen</text:span><text:span text:style-name="T14_6"><text:s/></text:span><text:span text:style-name="T14_7">when</text:span><text:span text:style-name="T14_8"><text:s/></text:span><text:span text:style-name="T14_9">the</text:span><text:span text:style-name="T14_10"><text:s/></text:span><text:span text:style-name="T14_11">code</text:span><text:span text:style-name="T14_12"><text:s/></text:span><text:span text:style-name="T14_13">below</text:span><text:span text:style-name="T14_14"><text:s/></text:span><text:span text:style-name="T14_15">runs</text:span><text:span text:style-name="T14_16">?</text:span></text:p>
            <text:p text:style-name="P15"/>
            <table:table table:style-name="Table3">
              <table:table-column table:style-name="Column3"/>
              <table:table-row table:style-name="Row4">
                <table:table-cell table:style-name="Cell4">
                  <text:p text:style-name="P16"><text:span text:style-name="T16_1">for</text:span><text:span text:style-name="T16_2"><text:s/>(</text:span><text:span text:style-name="T16_3">int</text:span><text:span text:style-name="T16_4"><text:s/></text:span><text:span text:style-name="T16_5">i</text:span><text:span text:style-name="T16_6"><text:s/>=<text:s/>0;</text:span><text:span text:style-name="T16_7">i</text:span><text:span text:style-name="T16_8"><text:s/>&lt;<text:s/>10;)<text:s/>{</text:span></text:p>
                  <text:p text:style-name="P17"><text:span text:style-name="T17_1"><text:s text:c="5"/></text:span><text:span text:style-name="T17_2">System</text:span><text:span text:style-name="T17_3">.</text:span><text:span text:style-name="T17_4">out</text:span><text:span text:style-name="T17_5">.</text:span><text:span text:style-name="T17_6">println</text:span><text:span text:style-name="T17_7">("</text:span><text:span text:style-name="T17_8">Within</text:span><text:span text:style-name="T17_9"><text:s/></text:span><text:span text:style-name="T17_10">for</text:span><text:span text:style-name="T17_11"><text:s/></text:span><text:span text:style-name="T17_12">loop</text:span><text:span text:style-name="T17_13">");</text:span></text:p>
                  <text:p text:style-name="P18"><text:span text:style-name="T18_1">}</text:span></text:p>
                </table:table-cell>
              </table:table-row>
            </table:table>
            <text:p text:style-name="P19"/>
            <text:list text:style-name="LS2" xml:id="list3">
              <text:list-item>
                <text:p text:style-name="P20"><text:span text:style-name="T20_1">The</text:span><text:span text:style-name="T20_2"><text:s/></text:span><text:span text:style-name="T20_3">String</text:span><text:span text:style-name="T20_4"><text:s/>"</text:span><text:span text:style-name="T20_5">Within</text:span><text:span text:style-name="T20_6"><text:s/></text:span><text:span text:style-name="T20_7">for</text:span><text:span text:style-name="T20_8"><text:s/></text:span><text:span text:style-name="T20_9">loop</text:span><text:span text:style-name="T20_10">"<text:s/></text:span><text:span text:style-name="T20_11">gets</text:span><text:span text:style-name="T20_12"><text:s/></text:span><text:span text:style-name="T20_13">printed</text:span><text:span text:style-name="T20_14"><text:s/></text:span><text:span text:style-name="T20_15">infinite</text:span><text:span text:style-name="T20_16"><text:s/></text:span><text:span text:style-name="T20_17">times</text:span></text:p>
              </text:list-item>
              <text:list-item>
                <text:p text:style-name="P21"><text:span text:style-name="T21_1">The</text:span><text:span text:style-name="T21_2"><text:s/></text:span><text:span text:style-name="T21_3">String</text:span><text:span text:style-name="T21_4"><text:s/>"</text:span><text:span text:style-name="T21_5">Within</text:span><text:span text:style-name="T21_6"><text:s/></text:span><text:span text:style-name="T21_7">for</text:span><text:span text:style-name="T21_8"><text:s/></text:span><text:span text:style-name="T21_9">loop</text:span><text:span text:style-name="T21_10">"<text:s/></text:span><text:span text:style-name="T21_11">gets</text:span><text:span text:style-name="T21_12"><text:s/></text:span><text:span text:style-name="T21_13">printed</text:span><text:span text:style-name="T21_14"><text:s/>0<text:s/></text:span><text:span text:style-name="T21_15">times</text:span></text:p>
              </text:list-item>
              <text:list-item>
                <text:p text:style-name="P22"><text:span text:style-name="T22_1">The</text:span><text:span text:style-name="T22_2"><text:s/></text:span><text:span text:style-name="T22_3">String</text:span><text:span text:style-name="T22_4"><text:s/>"</text:span><text:span text:style-name="T22_5">Within</text:span><text:span text:style-name="T22_6"><text:s/></text:span><text:span text:style-name="T22_7">for</text:span><text:span text:style-name="T22_8"><text:s/></text:span><text:span text:style-name="T22_9">loop</text:span><text:span text:style-name="T22_10">"<text:s/></text:span><text:span text:style-name="T22_11">gets</text:span><text:span text:style-name="T22_12"><text:s/></text:span><text:span text:style-name="T22_13">printed</text:span><text:span text:style-name="T22_14"><text:s/>1<text:s/></text:span><text:span text:style-name="T22_15">time</text:span></text:p>
              </text:list-item>
              <text:list-item>
                <text:p text:style-name="P23"><text:span text:style-name="T23_1">The</text:span><text:span text:style-name="T23_2"><text:s/></text:span><text:span text:style-name="T23_3">code</text:span><text:span text:style-name="T23_4"><text:s/></text:span><text:span text:style-name="T23_5">will</text:span><text:span text:style-name="T23_6"><text:s/></text:span><text:span text:style-name="T23_7">not</text:span><text:span text:style-name="T23_8"><text:s/></text:span><text:span text:style-name="T23_9">even</text:span><text:span text:style-name="T23_10"><text:s/></text:span><text:span text:style-name="T23_11">compile</text:span><text:span text:style-name="T23_12">!</text:span></text:p>
              </text:list-item>
            </text:list>
            <text:p text:style-name="P24"/>
            <text:p text:style-name="P25"><text:span text:style-name="T25_1">Type</text:span><text:span text:style-name="T25_2"><text:s/></text:span><text:span text:style-name="T25_3">in</text:span><text:span text:style-name="T25_4"><text:s/>1<text:s/></text:span><text:span text:style-name="T25_5">if</text:span><text:span text:style-name="T25_6"><text:s/></text:span><text:span text:style-name="T25_7">you</text:span><text:span text:style-name="T25_8"><text:s/></text:span><text:span text:style-name="T25_9">think</text:span><text:span text:style-name="T25_10"><text:s/>1<text:s/></text:span><text:span text:style-name="T25_11">is</text:span><text:span text:style-name="T25_12"><text:s/></text:span><text:span text:style-name="T25_13">the</text:span><text:span text:style-name="T25_14"><text:s/></text:span><text:span text:style-name="T25_15">correct</text:span><text:span text:style-name="T25_16"><text:s/></text:span><text:span text:style-name="T25_17">answer</text:span><text:span text:style-name="T25_18">.</text:span></text:p>
            <text:p text:style-name="P26"><text:span text:style-name="T26_1">Type</text:span><text:span text:style-name="T26_2"><text:s/></text:span><text:span text:style-name="T26_3">in</text:span><text:span text:style-name="T26_4"><text:s/>2<text:s/></text:span><text:span text:style-name="T26_5">if</text:span><text:span text:style-name="T26_6"><text:s/></text:span><text:span text:style-name="T26_7">you</text:span><text:span text:style-name="T26_8"><text:s/></text:span><text:span text:style-name="T26_9">think</text:span><text:span text:style-name="T26_10"><text:s/>2<text:s/></text:span><text:span text:style-name="T26_11">is</text:span><text:span text:style-name="T26_12"><text:s/></text:span><text:span text:style-name="T26_13">the</text:span><text:span text:style-name="T26_14"><text:s/></text:span><text:span text:style-name="T26_15">correct</text:span><text:span text:style-name="T26_16"><text:s/></text:span><text:span text:style-name="T26_17">answer</text:span><text:span text:style-name="T26_18">.</text:span></text:p>
            <text:p text:style-name="P27"><text:span text:style-name="T27_1">Type</text:span><text:span text:style-name="T27_2"><text:s/></text:span><text:span text:style-name="T27_3">in</text:span><text:span text:style-name="T27_4"><text:s/>3<text:s/></text:span><text:span text:style-name="T27_5">if</text:span><text:span text:style-name="T27_6"><text:s/></text:span><text:span text:style-name="T27_7">you</text:span><text:span text:style-name="T27_8"><text:s/></text:span><text:span text:style-name="T27_9">think</text:span><text:span text:style-name="T27_10"><text:s/>3<text:s/></text:span><text:span text:style-name="T27_11">is</text:span><text:span text:style-name="T27_12"><text:s/></text:span><text:span text:style-name="T27_13">the</text:span><text:span text:style-name="T27_14"><text:s/></text:span><text:span text:style-name="T27_15">correct</text:span><text:span text:style-name="T27_16"><text:s/></text:span><text:span text:style-name="T27_17">answer</text:span><text:span text:style-name="T27_18">.</text:span></text:p>
            <text:p text:style-name="P28"><text:span text:style-name="T28_1">Type</text:span><text:span text:style-name="T28_2"><text:s/></text:span><text:span text:style-name="T28_3">in</text:span><text:span text:style-name="T28_4"><text:s/>4<text:s/></text:span><text:span text:style-name="T28_5">if</text:span><text:span text:style-name="T28_6"><text:s/></text:span><text:span text:style-name="T28_7">you</text:span><text:span text:style-name="T28_8"><text:s/></text:span><text:span text:style-name="T28_9">think</text:span><text:span text:style-name="T28_10"><text:s/>4<text:s/></text:span><text:span text:style-name="T28_11">is</text:span><text:span text:style-name="T28_12"><text:s/></text:span><text:span text:style-name="T28_13">the</text:span><text:span text:style-name="T28_14"><text:s/></text:span><text:span text:style-name="T28_15">correct</text:span><text:span text:style-name="T28_16"><text:s/></text:span><text:span text:style-name="T28_17">answer</text:span><text:span text:style-name="T28_18">.</text:span></text:p>
            <text:p text:style-name="P29"/>
            <text:p text:style-name="P30"><text:span text:style-name="T30_1">Indicate</text:span><text:span text:style-name="T30_2"><text:s/></text:span><text:span text:style-name="T30_3">your</text:span><text:span text:style-name="T30_4"><text:s/></text:span><text:span text:style-name="T30_5">choice</text:span><text:span text:style-name="T30_6"><text:s/></text:span><text:span text:style-name="T30_7">in</text:span><text:span text:style-name="T30_8"><text:s/></text:span><text:span text:style-name="T30_9">the</text:span><text:span text:style-name="T30_10"><text:s/></text:span><text:span text:style-name="T30_11">Answer</text:span><text:span text:style-name="T30_12"><text:s/></text:span><text:span text:style-name="T30_13">Box</text:span><text:span text:style-name="T30_14"><text:s/></text:span><text:span text:style-name="T30_15">below</text:span><text:span text:style-name="T30_16">.</text:span></text:p>
          </table:table-cell>
        </table:table-row>
        <table:table-row table:style-name="Row5">
          <table:table-cell table:style-name="Cell5">
            <text:p text:style-name="P31"/>
            <text:p text:style-name="P32"><text:span text:style-name="T32_1">Answer</text:span></text:p>
          </table:table-cell>
        </table:table-row>
        <table:table-row table:style-name="Row6">
          <table:table-cell table:style-name="Cell6">
            <text:p text:style-name="P33"/>
          </table:table-cell>
        </table:table-row>
      </table:table>
      <text:p text:style-name="P34"/>
      <text:p text:style-name="P35"/>
      <table:table table:style-name="Table4">
        <table:table-column table:style-name="Column4"/>
        <table:table-row table:style-name="Row7">
          <table:table-cell table:style-name="Cell7">
            <text:p text:style-name="P36"><text:span text:style-name="T36_1">Question</text:span><text:span text:style-name="T36_2"><text:s/>2</text:span></text:p>
          </table:table-cell>
        </table:table-row>
        <table:table-row table:style-name="Row8">
          <table:table-cell table:style-name="Cell8">
            <text:p text:style-name="P37"><text:span text:style-name="T37_1">What</text:span><text:span text:style-name="T37_2"><text:s/></text:span><text:span text:style-name="T37_3">will</text:span><text:span text:style-name="T37_4"><text:s/></text:span><text:span text:style-name="T37_5">happen</text:span><text:span text:style-name="T37_6"><text:s/></text:span><text:span text:style-name="T37_7">when</text:span><text:span text:style-name="T37_8"><text:s/></text:span><text:span text:style-name="T37_9">the</text:span><text:span text:style-name="T37_10"><text:s/></text:span><text:span text:style-name="T37_11">code</text:span><text:span text:style-name="T37_12"><text:s/></text:span><text:span text:style-name="T37_13">below</text:span><text:span text:style-name="T37_14"><text:s/></text:span><text:span text:style-name="T37_15">runs</text:span><text:span text:style-name="T37_16">?</text:span></text:p>
            <text:p text:style-name="P38"/>
            <table:table table:style-name="Table5">
              <table:table-column table:style-name="Column5"/>
              <table:table-row table:style-name="Row9">
                <table:table-cell table:style-name="Cell9">
                  <text:p text:style-name="P39"><text:span text:style-name="T39_1">for</text:span><text:span text:style-name="T39_2"><text:s/>(</text:span><text:span text:style-name="T39_3">int</text:span><text:span text:style-name="T39_4"><text:s/></text:span><text:span text:style-name="T39_5">i</text:span><text:span text:style-name="T39_6"><text:s/>=<text:s/>0;</text:span><text:span text:style-name="T39_7">i</text:span><text:span text:style-name="T39_8"><text:s/>&lt;<text:s/>10;</text:span><text:span text:style-name="T39_9">i</text:span><text:span text:style-name="T39_10">++)<text:s/>{</text:span></text:p>
                  <text:p text:style-name="P40"><text:span text:style-name="T40_1"><text:s text:c="4"/></text:span><text:span text:style-name="T40_2">for</text:span><text:span text:style-name="T40_3"><text:s/>(</text:span><text:span text:style-name="T40_4">int</text:span><text:span text:style-name="T40_5"><text:s/></text:span><text:span text:style-name="T40_6">j</text:span><text:span text:style-name="T40_7"><text:s/>=<text:s/>0;<text:s/></text:span><text:span text:style-name="T40_8">j</text:span><text:span text:style-name="T40_9"><text:s/>&lt;<text:s/>10;</text:span><text:span text:style-name="T40_10">j</text:span><text:span text:style-name="T40_11">++)<text:s/>{<text:s/></text:span></text:p>
                  <text:p text:style-name="P41"><text:span text:style-name="T41_1"><text:s text:c="7"/></text:span><text:span text:style-name="T41_2">System</text:span><text:span text:style-name="T41_3">.</text:span><text:span text:style-name="T41_4">out</text:span><text:span text:style-name="T41_5">.</text:span><text:span text:style-name="T41_6">println</text:span><text:span text:style-name="T41_7">("</text:span><text:span text:style-name="T41_8">Within</text:span><text:span text:style-name="T41_9"><text:s/></text:span><text:span text:style-name="T41_10">for</text:span><text:span text:style-name="T41_11"><text:s/></text:span><text:span text:style-name="T41_12">loop</text:span><text:span text:style-name="T41_13">");</text:span></text:p>
                  <text:p text:style-name="P42"><text:span text:style-name="T42_1"><text:s text:c="4"/>}</text:span></text:p>
                  <text:p text:style-name="P43"><text:span text:style-name="T43_1">}</text:span></text:p>
                </table:table-cell>
              </table:table-row>
            </table:table>
            <text:p text:style-name="P44"/>
            <text:list text:style-name="LS3" xml:id="list7">
              <text:list-item>
                <text:p text:style-name="P45"><text:span text:style-name="T45_1">The</text:span><text:span text:style-name="T45_2"><text:s/></text:span><text:span text:style-name="T45_3">String</text:span><text:span text:style-name="T45_4"><text:s/>"</text:span><text:span text:style-name="T45_5">Within</text:span><text:span text:style-name="T45_6"><text:s/></text:span><text:span text:style-name="T45_7">for</text:span><text:span text:style-name="T45_8"><text:s/></text:span><text:span text:style-name="T45_9">loop</text:span><text:span text:style-name="T45_10">"<text:s/></text:span><text:span text:style-name="T45_11">gets</text:span><text:span text:style-name="T45_12"><text:s/></text:span><text:span text:style-name="T45_13">printed</text:span><text:span text:style-name="T45_14"><text:s/>10<text:s/></text:span><text:span text:style-name="T45_15">times</text:span></text:p>
              </text:list-item>
              <text:list-item>
                <text:p text:style-name="P46"><text:span text:style-name="T46_1">The</text:span><text:span text:style-name="T46_2"><text:s/></text:span><text:span text:style-name="T46_3">String</text:span><text:span text:style-name="T46_4"><text:s/>"</text:span><text:span text:style-name="T46_5">Within</text:span><text:span text:style-name="T46_6"><text:s/></text:span><text:span text:style-name="T46_7">for</text:span><text:span text:style-name="T46_8"><text:s/></text:span><text:span text:style-name="T46_9">loop</text:span><text:span text:style-name="T46_10">"<text:s/></text:span><text:span text:style-name="T46_11">gets</text:span><text:span text:style-name="T46_12"><text:s/></text:span><text:span text:style-name="T46_13">printed</text:span><text:span text:style-name="T46_14"><text:s/>20<text:s/></text:span><text:span text:style-name="T46_15">times</text:span></text:p>
              </text:list-item>
              <text:list-item>
                <text:p text:style-name="P47"><text:span text:style-name="T47_1">The</text:span><text:span text:style-name="T47_2"><text:s/></text:span><text:span text:style-name="T47_3">String</text:span><text:span text:style-name="T47_4"><text:s/>"</text:span><text:span text:style-name="T47_5">Within</text:span><text:span text:style-name="T47_6"><text:s/></text:span><text:span text:style-name="T47_7">for</text:span><text:span text:style-name="T47_8"><text:s/></text:span><text:span text:style-name="T47_9">loop</text:span><text:span text:style-name="T47_10">"<text:s/></text:span><text:span text:style-name="T47_11">gets</text:span><text:span text:style-name="T47_12"><text:s/></text:span><text:span text:style-name="T47_13">printed</text:span><text:span text:style-name="T47_14"><text:s/>100<text:s/></text:span><text:span text:style-name="T47_15">time</text:span></text:p>
              </text:list-item>
              <text:list-item>
                <text:p text:style-name="P48"><text:span text:style-name="T48_1">The</text:span><text:span text:style-name="T48_2"><text:s/></text:span><text:span text:style-name="T48_3">String</text:span><text:span text:style-name="T48_4"><text:s/>"</text:span><text:span text:style-name="T48_5">Within</text:span><text:span text:style-name="T48_6"><text:s/></text:span><text:span text:style-name="T48_7">for</text:span><text:span text:style-name="T48_8"><text:s/></text:span><text:span text:style-name="T48_9">loop</text:span><text:span text:style-name="T48_10">"<text:s/></text:span><text:span text:style-name="T48_11">gets</text:span><text:span text:style-name="T48_12"><text:s/></text:span><text:span text:style-name="T48_13">printed</text:span><text:span text:style-name="T48_14"><text:s/></text:span><text:span text:style-name="T48_15">infinite</text:span><text:span text:style-name="T48_16"><text:s/></text:span><text:span text:style-name="T48_17">times</text:span></text:p>
              </text:list-item>
            </text:list>
            <text:p text:style-name="P49"/>
            <text:p text:style-name="P50"/>
            <text:p text:style-name="P51"><text:span text:style-name="T51_1">Type</text:span><text:span text:style-name="T51_2"><text:s/></text:span><text:span text:style-name="T51_3">in</text:span><text:span text:style-name="T51_4"><text:s/>1<text:s/></text:span><text:span text:style-name="T51_5">if</text:span><text:span text:style-name="T51_6"><text:s/></text:span><text:span text:style-name="T51_7">you</text:span><text:span text:style-name="T51_8"><text:s/></text:span><text:span text:style-name="T51_9">think</text:span><text:span text:style-name="T51_10"><text:s/>1<text:s/></text:span><text:span text:style-name="T51_11">is</text:span><text:span text:style-name="T51_12"><text:s/></text:span><text:span text:style-name="T51_13">the</text:span><text:span text:style-name="T51_14"><text:s/></text:span><text:span text:style-name="T51_15">correct</text:span><text:span text:style-name="T51_16"><text:s/></text:span><text:span text:style-name="T51_17">answer</text:span><text:span text:style-name="T51_18">.</text:span></text:p>
            <text:p text:style-name="P52"><text:span text:style-name="T52_1">Type</text:span><text:span text:style-name="T52_2"><text:s/></text:span><text:span text:style-name="T52_3">in</text:span><text:span text:style-name="T52_4"><text:s/>2<text:s/></text:span><text:span text:style-name="T52_5">if</text:span><text:span text:style-name="T52_6"><text:s/></text:span><text:span text:style-name="T52_7">you</text:span><text:span text:style-name="T52_8"><text:s/></text:span><text:span text:style-name="T52_9">think</text:span><text:span text:style-name="T52_10"><text:s/>2<text:s/></text:span><text:span text:style-name="T52_11">is</text:span><text:span text:style-name="T52_12"><text:s/></text:span><text:span text:style-name="T52_13">the</text:span><text:span text:style-name="T52_14"><text:s/></text:span><text:span text:style-name="T52_15">correct</text:span><text:span text:style-name="T52_16"><text:s/></text:span><text:span text:style-name="T52_17">answer</text:span><text:span text:style-name="T52_18">.</text:span></text:p>
            <text:p text:style-name="P53"><text:span text:style-name="T53_1">Type</text:span><text:span text:style-name="T53_2"><text:s/></text:span><text:span text:style-name="T53_3">in</text:span><text:span text:style-name="T53_4"><text:s/>3<text:s/></text:span><text:span text:style-name="T53_5">if</text:span><text:span text:style-name="T53_6"><text:s/></text:span><text:span text:style-name="T53_7">you</text:span><text:span text:style-name="T53_8"><text:s/></text:span><text:span text:style-name="T53_9">think</text:span><text:span text:style-name="T53_10"><text:s/>3<text:s/></text:span><text:span text:style-name="T53_11">is</text:span><text:span text:style-name="T53_12"><text:s/></text:span><text:span text:style-name="T53_13">the</text:span><text:span text:style-name="T53_14"><text:s/></text:span><text:span text:style-name="T53_15">correct</text:span><text:span text:style-name="T53_16"><text:s/></text:span><text:span text:style-name="T53_17">answer</text:span><text:span text:style-name="T53_18">.</text:span></text:p>
            <text:p text:style-name="P54"><text:span text:style-name="T54_1">Type</text:span><text:span text:style-name="T54_2"><text:s/></text:span><text:span text:style-name="T54_3">in</text:span><text:span text:style-name="T54_4"><text:s/>4<text:s/></text:span><text:span text:style-name="T54_5">if</text:span><text:span text:style-name="T54_6"><text:s/></text:span><text:span text:style-name="T54_7">you</text:span><text:span text:style-name="T54_8"><text:s/></text:span><text:span text:style-name="T54_9">think</text:span><text:span text:style-name="T54_10"><text:s/>4<text:s/></text:span><text:span text:style-name="T54_11">is</text:span><text:span text:style-name="T54_12"><text:s/></text:span><text:span text:style-name="T54_13">the</text:span><text:span text:style-name="T54_14"><text:s/></text:span><text:span text:style-name="T54_15">correct</text:span><text:span text:style-name="T54_16"><text:s/></text:span><text:span text:style-name="T54_17">answer</text:span><text:span text:style-name="T54_18">.</text:span></text:p>
            <text:p text:style-name="P55"/>
            <text:p text:style-name="P56"><text:span text:style-name="T56_1">Indicate</text:span><text:span text:style-name="T56_2"><text:s/></text:span><text:span text:style-name="T56_3">your</text:span><text:span text:style-name="T56_4"><text:s/></text:span><text:span text:style-name="T56_5">choice</text:span><text:span text:style-name="T56_6"><text:s/></text:span><text:span text:style-name="T56_7">in</text:span><text:span text:style-name="T56_8"><text:s/></text:span><text:span text:style-name="T56_9">the</text:span><text:span text:style-name="T56_10"><text:s/></text:span><text:span text:style-name="T56_11">Answer</text:span><text:span text:style-name="T56_12"><text:s/></text:span><text:span text:style-name="T56_13">Box</text:span><text:span text:style-name="T56_14"><text:s/></text:span><text:span text:style-name="T56_15">below</text:span><text:span text:style-name="T56_16">.</text:span></text:p>
          </table:table-cell>
        </table:table-row>
        <table:table-row table:style-name="Row10">
          <table:table-cell table:style-name="Cell10">
            <text:p text:style-name="P57"/>
            <text:p text:style-name="P58"><text:span text:style-name="T58_1">Answer</text:span></text:p>
          </table:table-cell>
        </table:table-row>
        <table:table-row table:style-name="Row11">
          <table:table-cell table:style-name="Cell11">
            <text:p text:style-name="P59"/>
          </table:table-cell>
        </table:table-row>
      </table:table>
      <text:p text:style-name="P60"/>
      <text:p text:style-name="P61"/>
      <table:table table:style-name="Table6">
        <table:table-column table:style-name="Column6"/>
        <table:table-row table:style-name="Row12">
          <table:table-cell table:style-name="Cell12">
            <text:p text:style-name="P62"><text:span text:style-name="T62_1">Question</text:span><text:span text:style-name="T62_2"><text:s/>3</text:span></text:p>
          </table:table-cell>
        </table:table-row>
        <table:table-row table:style-name="Row13">
          <table:table-cell table:style-name="Cell13">
            <text:p text:style-name="P63"><text:span text:style-name="T63_1">What</text:span><text:span text:style-name="T63_2"><text:s/></text:span><text:span text:style-name="T63_3">will</text:span><text:span text:style-name="T63_4"><text:s/></text:span><text:span text:style-name="T63_5">happen</text:span><text:span text:style-name="T63_6"><text:s/></text:span><text:span text:style-name="T63_7">when</text:span><text:span text:style-name="T63_8"><text:s/></text:span><text:span text:style-name="T63_9">the</text:span><text:span text:style-name="T63_10"><text:s/></text:span><text:span text:style-name="T63_11">code</text:span><text:span text:style-name="T63_12"><text:s/></text:span><text:span text:style-name="T63_13">below</text:span><text:span text:style-name="T63_14"><text:s/></text:span><text:span text:style-name="T63_15">runs</text:span><text:span text:style-name="T63_16">?</text:span></text:p>
            <text:p text:style-name="P64"/>
            <table:table table:style-name="Table7">
              <table:table-column table:style-name="Column7"/>
              <table:table-row table:style-name="Row14">
                <table:table-cell table:style-name="Cell14">
                  <text:p text:style-name="P65"><text:span text:style-name="T65_1">int</text:span><text:span text:style-name="T65_2"><text:s/></text:span><text:span text:style-name="T65_3">i</text:span><text:span text:style-name="T65_4"><text:s/>=<text:s/>0;</text:span></text:p>
                  <text:p text:style-name="P66"><text:span text:style-name="T66_1">int</text:span><text:span text:style-name="T66_2"><text:s/></text:span><text:span text:style-name="T66_3">j</text:span><text:span text:style-name="T66_4"><text:s/>=<text:s/>0;</text:span></text:p>
                  <text:p text:style-name="P67"><text:span text:style-name="T67_1">for</text:span><text:span text:style-name="T67_2"><text:s/>(</text:span><text:span text:style-name="T67_3">i</text:span><text:span text:style-name="T67_4"><text:s/>=<text:s/>0;</text:span><text:span text:style-name="T67_5">i</text:span><text:span text:style-name="T67_6"><text:s/>&lt;<text:s/>10;</text:span><text:span text:style-name="T67_7">j</text:span><text:span text:style-name="T67_8">++)<text:s/>{</text:span></text:p>
                  <text:p text:style-name="P68"><text:span text:style-name="T68_1"><text:s text:c="4"/></text:span><text:span text:style-name="T68_2">for</text:span><text:span text:style-name="T68_3"><text:s/>(</text:span><text:span text:style-name="T68_4">j</text:span><text:span text:style-name="T68_5"><text:s/>=<text:s/>0;<text:s/></text:span><text:span text:style-name="T68_6">j</text:span><text:span text:style-name="T68_7"><text:s/>&lt;<text:s/>10;</text:span><text:span text:style-name="T68_8">i</text:span><text:span text:style-name="T68_9">++)<text:s/>{<text:s/></text:span></text:p>
                  <text:p text:style-name="P69"><text:span text:style-name="T69_1"><text:s text:c="7"/></text:span><text:span text:style-name="T69_2">System</text:span><text:span text:style-name="T69_3">.</text:span><text:span text:style-name="T69_4">out</text:span><text:span text:style-name="T69_5">.</text:span><text:span text:style-name="T69_6">println</text:span><text:span text:style-name="T69_7">("</text:span><text:span text:style-name="T69_8">Within</text:span><text:span text:style-name="T69_9"><text:s/></text:span><text:span text:style-name="T69_10">for</text:span><text:span text:style-name="T69_11"><text:s/></text:span><text:span text:style-name="T69_12">loop</text:span><text:span text:style-name="T69_13">");</text:span></text:p>
                  <text:p text:style-name="P70"><text:span text:style-name="T70_1"><text:s text:c="4"/>}</text:span></text:p>
                  <text:p text:style-name="P71"><text:span text:style-name="T71_1">}</text:span></text:p>
                </table:table-cell>
              </table:table-row>
            </table:table>
            <text:p text:style-name="P72"/>
            <text:list text:style-name="LS4" xml:id="list11">
              <text:list-item>
                <text:p text:style-name="P73"><text:span text:style-name="T73_1">The</text:span><text:span text:style-name="T73_2"><text:s/></text:span><text:span text:style-name="T73_3">String</text:span><text:span text:style-name="T73_4"><text:s/>"</text:span><text:span text:style-name="T73_5">Within</text:span><text:span text:style-name="T73_6"><text:s/></text:span><text:span text:style-name="T73_7">for</text:span><text:span text:style-name="T73_8"><text:s/></text:span><text:span text:style-name="T73_9">loop</text:span><text:span text:style-name="T73_10">"<text:s/></text:span><text:span text:style-name="T73_11">gets</text:span><text:span text:style-name="T73_12"><text:s/></text:span><text:span text:style-name="T73_13">printed</text:span><text:span text:style-name="T73_14"><text:s/>0<text:s/></text:span><text:span text:style-name="T73_15">times</text:span></text:p>
              </text:list-item>
              <text:list-item>
                <text:p text:style-name="P74"><text:span text:style-name="T74_1">The</text:span><text:span text:style-name="T74_2"><text:s/></text:span><text:span text:style-name="T74_3">String</text:span><text:span text:style-name="T74_4"><text:s/>"</text:span><text:span text:style-name="T74_5">Within</text:span><text:span text:style-name="T74_6"><text:s/></text:span><text:span text:style-name="T74_7">for</text:span><text:span text:style-name="T74_8"><text:s/></text:span><text:span text:style-name="T74_9">loop</text:span><text:span text:style-name="T74_10">"<text:s/></text:span><text:span text:style-name="T74_11">gets</text:span><text:span text:style-name="T74_12"><text:s/></text:span><text:span text:style-name="T74_13">printed</text:span><text:span text:style-name="T74_14"><text:s/>10<text:s/></text:span><text:span text:style-name="T74_15">times</text:span></text:p>
              </text:list-item>
              <text:list-item>
                <text:p text:style-name="P75"><text:span text:style-name="T75_1">The</text:span><text:span text:style-name="T75_2"><text:s/></text:span><text:span text:style-name="T75_3">String</text:span><text:span text:style-name="T75_4"><text:s/>"</text:span><text:span text:style-name="T75_5">Within</text:span><text:span text:style-name="T75_6"><text:s/></text:span><text:span text:style-name="T75_7">for</text:span><text:span text:style-name="T75_8"><text:s/></text:span><text:span text:style-name="T75_9">loop</text:span><text:span text:style-name="T75_10">"<text:s/></text:span><text:span text:style-name="T75_11">gets</text:span><text:span text:style-name="T75_12"><text:s/></text:span><text:span text:style-name="T75_13">printed</text:span><text:span text:style-name="T75_14"><text:s/>100<text:s/></text:span><text:span text:style-name="T75_15">times</text:span></text:p>
              </text:list-item>
              <text:list-item>
                <text:p text:style-name="P76"><text:span text:style-name="T76_1">The</text:span><text:span text:style-name="T76_2"><text:s/></text:span><text:span text:style-name="T76_3">String</text:span><text:span text:style-name="T76_4"><text:s/>"</text:span><text:span text:style-name="T76_5">Within</text:span><text:span text:style-name="T76_6"><text:s/></text:span><text:span text:style-name="T76_7">for</text:span><text:span text:style-name="T76_8"><text:s/></text:span><text:span text:style-name="T76_9">loop</text:span><text:span text:style-name="T76_10">"<text:s/></text:span><text:span text:style-name="T76_11">gets</text:span><text:span text:style-name="T76_12"><text:s/></text:span><text:span text:style-name="T76_13">printed</text:span><text:span text:style-name="T76_14"><text:s/></text:span><text:span text:style-name="T76_15">infinite</text:span><text:span text:style-name="T76_16"><text:s/></text:span><text:span text:style-name="T76_17">times</text:span></text:p>
              </text:list-item>
            </text:list>
            <text:p text:style-name="P77"/>
            <text:p text:style-name="P78"><text:span text:style-name="T78_1">Type</text:span><text:span text:style-name="T78_2"><text:s/></text:span><text:span text:style-name="T78_3">in</text:span><text:span text:style-name="T78_4"><text:s/>1<text:s/></text:span><text:span text:style-name="T78_5">if</text:span><text:span text:style-name="T78_6"><text:s/></text:span><text:span text:style-name="T78_7">you</text:span><text:span text:style-name="T78_8"><text:s/></text:span><text:span text:style-name="T78_9">think</text:span><text:span text:style-name="T78_10"><text:s/>1<text:s/></text:span><text:span text:style-name="T78_11">is</text:span><text:span text:style-name="T78_12"><text:s/></text:span><text:span text:style-name="T78_13">the</text:span><text:span text:style-name="T78_14"><text:s/></text:span><text:span text:style-name="T78_15">correct</text:span><text:span text:style-name="T78_16"><text:s/></text:span><text:span text:style-name="T78_17">answer</text:span><text:span text:style-name="T78_18">.</text:span></text:p>
            <text:p text:style-name="P79"><text:span text:style-name="T79_1">Type</text:span><text:span text:style-name="T79_2"><text:s/></text:span><text:span text:style-name="T79_3">in</text:span><text:span text:style-name="T79_4"><text:s/>2<text:s/></text:span><text:span text:style-name="T79_5">if</text:span><text:span text:style-name="T79_6"><text:s/></text:span><text:span text:style-name="T79_7">you</text:span><text:span text:style-name="T79_8"><text:s/></text:span><text:span text:style-name="T79_9">think</text:span><text:span text:style-name="T79_10"><text:s/>2<text:s/></text:span><text:span text:style-name="T79_11">is</text:span><text:span text:style-name="T79_12"><text:s/></text:span><text:span text:style-name="T79_13">the</text:span><text:span text:style-name="T79_14"><text:s/></text:span><text:span text:style-name="T79_15">correct</text:span><text:span text:style-name="T79_16"><text:s/></text:span><text:span text:style-name="T79_17">answer</text:span><text:span text:style-name="T79_18">.</text:span></text:p>
            <text:p text:style-name="P80"><text:span text:style-name="T80_1">Type</text:span><text:span text:style-name="T80_2"><text:s/></text:span><text:span text:style-name="T80_3">in</text:span><text:span text:style-name="T80_4"><text:s/>3<text:s/></text:span><text:span text:style-name="T80_5">if</text:span><text:span text:style-name="T80_6"><text:s/></text:span><text:span text:style-name="T80_7">you</text:span><text:span text:style-name="T80_8"><text:s/></text:span><text:span text:style-name="T80_9">think</text:span><text:span text:style-name="T80_10"><text:s/>3<text:s/></text:span><text:span text:style-name="T80_11">is</text:span><text:span text:style-name="T80_12"><text:s/></text:span><text:span text:style-name="T80_13">the</text:span><text:span text:style-name="T80_14"><text:s/></text:span><text:span text:style-name="T80_15">correct</text:span><text:span text:style-name="T80_16"><text:s/></text:span><text:span text:style-name="T80_17">answer</text:span><text:span text:style-name="T80_18">.</text:span></text:p>
            <text:p text:style-name="P81"><text:span text:style-name="T81_1">Type</text:span><text:span text:style-name="T81_2"><text:s/></text:span><text:span text:style-name="T81_3">in</text:span><text:span text:style-name="T81_4"><text:s/>4<text:s/></text:span><text:span text:style-name="T81_5">if</text:span><text:span text:style-name="T81_6"><text:s/></text:span><text:span text:style-name="T81_7">you</text:span><text:span text:style-name="T81_8"><text:s/></text:span><text:span text:style-name="T81_9">think</text:span><text:span text:style-name="T81_10"><text:s/>4<text:s/></text:span><text:span text:style-name="T81_11">is</text:span><text:span text:style-name="T81_12"><text:s/></text:span><text:span text:style-name="T81_13">the</text:span><text:span text:style-name="T81_14"><text:s/></text:span><text:span text:style-name="T81_15">correct</text:span><text:span text:style-name="T81_16"><text:s/></text:span><text:span text:style-name="T81_17">answer</text:span><text:span text:style-name="T81_18">.</text:span></text:p>
            <text:p text:style-name="P82"/>
            <text:p text:style-name="P83"><text:span text:style-name="T83_1">Indicate</text:span><text:span text:style-name="T83_2"><text:s/></text:span><text:span text:style-name="T83_3">your</text:span><text:span text:style-name="T83_4"><text:s/></text:span><text:span text:style-name="T83_5">choice</text:span><text:span text:style-name="T83_6"><text:s/></text:span><text:span text:style-name="T83_7">in</text:span><text:span text:style-name="T83_8"><text:s/></text:span><text:span text:style-name="T83_9">the</text:span><text:span text:style-name="T83_10"><text:s/></text:span><text:span text:style-name="T83_11">Answer</text:span><text:span text:style-name="T83_12"><text:s/></text:span><text:span text:style-name="T83_13">Box</text:span><text:span text:style-name="T83_14"><text:s/></text:span><text:span text:style-name="T83_15">below</text:span><text:span text:style-name="T83_16">.</text:span></text:p>
          </table:table-cell>
        </table:table-row>
        <table:table-row table:style-name="Row15">
          <table:table-cell table:style-name="Cell15">
            <text:p text:style-name="P84"/>
            <text:p text:style-name="P85"><text:span text:style-name="T85_1">Answer</text:span></text:p>
          </table:table-cell>
        </table:table-row>
        <table:table-row table:style-name="Row16">
          <table:table-cell table:style-name="Cell16">
            <text:p text:style-name="P86"/>
          </table:table-cell>
        </table:table-row>
      </table:table>
      <text:p text:style-name="P87"/>
      <text:p text:style-name="P88"/>
      <table:table table:style-name="Table8">
        <table:table-column table:style-name="Column8"/>
        <table:table-row table:style-name="Row17">
          <table:table-cell table:style-name="Cell17">
            <text:p text:style-name="P89"><text:span text:style-name="T89_1">Question</text:span><text:span text:style-name="T89_2"><text:s/>4</text:span></text:p>
          </table:table-cell>
        </table:table-row>
        <table:table-row table:style-name="Row18">
          <table:table-cell table:style-name="Cell18">
            <text:p text:style-name="P90"><text:span text:style-name="T90_1">What</text:span><text:span text:style-name="T90_2"><text:s/></text:span><text:span text:style-name="T90_3">will</text:span><text:span text:style-name="T90_4"><text:s/></text:span><text:span text:style-name="T90_5">happen</text:span><text:span text:style-name="T90_6"><text:s/></text:span><text:span text:style-name="T90_7">when</text:span><text:span text:style-name="T90_8"><text:s/></text:span><text:span text:style-name="T90_9">the</text:span><text:span text:style-name="T90_10"><text:s/></text:span><text:span text:style-name="T90_11">code</text:span><text:span text:style-name="T90_12"><text:s/></text:span><text:span text:style-name="T90_13">below</text:span><text:span text:style-name="T90_14"><text:s/></text:span><text:span text:style-name="T90_15">runs</text:span><text:span text:style-name="T90_16">?</text:span></text:p>
            <text:p text:style-name="P91"/>
            <table:table table:style-name="Table9">
              <table:table-column table:style-name="Column9"/>
              <table:table-row table:style-name="Row19">
                <table:table-cell table:style-name="Cell19">
                  <text:p text:style-name="P92"><text:span text:style-name="T92_1">int</text:span><text:span text:style-name="T92_2">[]<text:s/></text:span><text:span text:style-name="T92_3">arr</text:span><text:span text:style-name="T92_4"><text:s/>=<text:s/>{<text:s/>2<text:s/>,<text:s/>1<text:s/>,<text:s/>4<text:s/>,<text:s/>5<text:s/>,<text:s/>3<text:s/>};</text:span></text:p>
                  <text:p text:style-name="P93"><text:span text:style-name="T93_1">for</text:span><text:span text:style-name="T93_2"><text:s/>(</text:span><text:span text:style-name="T93_3">int</text:span><text:span text:style-name="T93_4"><text:s/></text:span><text:span text:style-name="T93_5">i</text:span><text:span text:style-name="T93_6"><text:s/>=<text:s/>0;<text:s/></text:span><text:span text:style-name="T93_7">i</text:span><text:span text:style-name="T93_8"><text:s/>&lt;<text:s/></text:span><text:span text:style-name="T93_9">arr</text:span><text:span text:style-name="T93_10">.</text:span><text:span text:style-name="T93_11">length</text:span><text:span text:style-name="T93_12">;<text:s/></text:span><text:span text:style-name="T93_13">i</text:span><text:span text:style-name="T93_14">++)<text:s/>{</text:span></text:p>
                  <text:p text:style-name="P94"><text:span text:style-name="T94_1"><text:s text:c="4"/></text:span><text:span text:style-name="T94_2">if</text:span><text:span text:style-name="T94_3"><text:s/>(</text:span><text:span text:style-name="T94_4">arr</text:span><text:span text:style-name="T94_5">[</text:span><text:span text:style-name="T94_6">i</text:span><text:span text:style-name="T94_7">]<text:s/>&gt;<text:s/>1)<text:s/>{</text:span></text:p>
                  <text:p text:style-name="P95"><text:span text:style-name="T95_1"><text:s text:c="7"/></text:span><text:span text:style-name="T95_2">continue</text:span><text:span text:style-name="T95_3">;</text:span></text:p>
                  <text:p text:style-name="P96"><text:span text:style-name="T96_1"><text:s text:c="3"/>}</text:span></text:p>
                  <text:p text:style-name="P97"><text:span text:style-name="T97_1"><text:s text:c="3"/></text:span><text:span text:style-name="T97_2">if</text:span><text:span text:style-name="T97_3"><text:s/>(</text:span><text:span text:style-name="T97_4">arr</text:span><text:span text:style-name="T97_5">[</text:span><text:span text:style-name="T97_6">i</text:span><text:span text:style-name="T97_7">]<text:s/>&lt;<text:s/>3)<text:s/>{</text:span></text:p>
                  <text:p text:style-name="P98"><text:span text:style-name="T98_1"><text:s text:c="7"/></text:span><text:span text:style-name="T98_2">arr</text:span><text:span text:style-name="T98_3">[</text:span><text:span text:style-name="T98_4">i</text:span><text:span text:style-name="T98_5">+1]<text:s/>=<text:s/></text:span><text:span text:style-name="T98_6">arr</text:span><text:span text:style-name="T98_7">[</text:span><text:span text:style-name="T98_8">i</text:span><text:span text:style-name="T98_9">]<text:s/>+<text:s/>1;</text:span></text:p>
                  <text:p text:style-name="P99"><text:span text:style-name="T99_1"><text:s text:c="7"/></text:span><text:span text:style-name="T99_2">break</text:span><text:span text:style-name="T99_3">;</text:span></text:p>
                  <text:p text:style-name="P100"><text:span text:style-name="T100_1"><text:s text:c="3"/>}</text:span></text:p>
                  <text:p text:style-name="P101"><text:span text:style-name="T101_1">}</text:span></text:p>
                  <text:p text:style-name="P102"><text:span text:style-name="T102_1">System</text:span><text:span text:style-name="T102_2">.</text:span><text:span text:style-name="T102_3">out</text:span><text:span text:style-name="T102_4">.</text:span><text:span text:style-name="T102_5">println</text:span><text:span text:style-name="T102_6">(</text:span><text:span text:style-name="T102_7">arr</text:span><text:span text:style-name="T102_8">[2]);</text:span></text:p>
                </table:table-cell>
              </table:table-row>
            </table:table>
            <text:p text:style-name="P103"/>
            <text:list text:style-name="LS5" xml:id="list15">
              <text:list-item>
                <text:p text:style-name="P104"><text:span text:style-name="T104_1">1</text:span></text:p>
              </text:list-item>
              <text:list-item>
                <text:p text:style-name="P105"><text:span text:style-name="T105_1">2</text:span></text:p>
              </text:list-item>
              <text:list-item>
                <text:p text:style-name="P106"><text:span text:style-name="T106_1">3</text:span></text:p>
              </text:list-item>
              <text:list-item>
                <text:p text:style-name="P107"><text:span text:style-name="T107_1">4</text:span></text:p>
              </text:list-item>
            </text:list>
            <text:p text:style-name="P108"/>
            <text:p text:style-name="P109"><text:span text:style-name="T109_1">Type</text:span><text:span text:style-name="T109_2"><text:s/></text:span><text:span text:style-name="T109_3">in</text:span><text:span text:style-name="T109_4"><text:s/>1<text:s/></text:span><text:span text:style-name="T109_5">if</text:span><text:span text:style-name="T109_6"><text:s/></text:span><text:span text:style-name="T109_7">you</text:span><text:span text:style-name="T109_8"><text:s/></text:span><text:span text:style-name="T109_9">think</text:span><text:span text:style-name="T109_10"><text:s/>1<text:s/></text:span><text:span text:style-name="T109_11">is</text:span><text:span text:style-name="T109_12"><text:s/></text:span><text:span text:style-name="T109_13">the</text:span><text:span text:style-name="T109_14"><text:s/></text:span><text:span text:style-name="T109_15">correct</text:span><text:span text:style-name="T109_16"><text:s/></text:span><text:span text:style-name="T109_17">answer</text:span><text:span text:style-name="T109_18">.</text:span></text:p>
            <text:p text:style-name="P110"><text:span text:style-name="T110_1">Type</text:span><text:span text:style-name="T110_2"><text:s/></text:span><text:span text:style-name="T110_3">in</text:span><text:span text:style-name="T110_4"><text:s/>2<text:s/></text:span><text:span text:style-name="T110_5">if</text:span><text:span text:style-name="T110_6"><text:s/></text:span><text:span text:style-name="T110_7">you</text:span><text:span text:style-name="T110_8"><text:s/></text:span><text:span text:style-name="T110_9">think</text:span><text:span text:style-name="T110_10"><text:s/>2<text:s/></text:span><text:span text:style-name="T110_11">is</text:span><text:span text:style-name="T110_12"><text:s/></text:span><text:span text:style-name="T110_13">the</text:span><text:span text:style-name="T110_14"><text:s/></text:span><text:span text:style-name="T110_15">correct</text:span><text:span text:style-name="T110_16"><text:s/></text:span><text:span text:style-name="T110_17">answer</text:span><text:span text:style-name="T110_18">.</text:span></text:p>
            <text:p text:style-name="P111"><text:span text:style-name="T111_1">Type</text:span><text:span text:style-name="T111_2"><text:s/></text:span><text:span text:style-name="T111_3">in</text:span><text:span text:style-name="T111_4"><text:s/>3<text:s/></text:span><text:span text:style-name="T111_5">if</text:span><text:span text:style-name="T111_6"><text:s/></text:span><text:span text:style-name="T111_7">you</text:span><text:span text:style-name="T111_8"><text:s/></text:span><text:span text:style-name="T111_9">think</text:span><text:span text:style-name="T111_10"><text:s/>3<text:s/></text:span><text:span text:style-name="T111_11">is</text:span><text:span text:style-name="T111_12"><text:s/></text:span><text:span text:style-name="T111_13">the</text:span><text:span text:style-name="T111_14"><text:s/></text:span><text:span text:style-name="T111_15">correct</text:span><text:span text:style-name="T111_16"><text:s/></text:span><text:span text:style-name="T111_17">answer</text:span><text:span text:style-name="T111_18">.</text:span></text:p>
            <text:p text:style-name="P112"><text:span text:style-name="T112_1">Type</text:span><text:span text:style-name="T112_2"><text:s/></text:span><text:span text:style-name="T112_3">in</text:span><text:span text:style-name="T112_4"><text:s/>4<text:s/></text:span><text:span text:style-name="T112_5">if</text:span><text:span text:style-name="T112_6"><text:s/></text:span><text:span text:style-name="T112_7">you</text:span><text:span text:style-name="T112_8"><text:s/></text:span><text:span text:style-name="T112_9">think</text:span><text:span text:style-name="T112_10"><text:s/>4<text:s/></text:span><text:span text:style-name="T112_11">is</text:span><text:span text:style-name="T112_12"><text:s/></text:span><text:span text:style-name="T112_13">the</text:span><text:span text:style-name="T112_14"><text:s/></text:span><text:span text:style-name="T112_15">correct</text:span><text:span text:style-name="T112_16"><text:s/></text:span><text:span text:style-name="T112_17">answer</text:span><text:span text:style-name="T112_18">.</text:span></text:p>
            <text:p text:style-name="P113"/>
            <text:p text:style-name="P114"><text:span text:style-name="T114_1">Indicate</text:span><text:span text:style-name="T114_2"><text:s/></text:span><text:span text:style-name="T114_3">your</text:span><text:span text:style-name="T114_4"><text:s/></text:span><text:span text:style-name="T114_5">choice</text:span><text:span text:style-name="T114_6"><text:s/></text:span><text:span text:style-name="T114_7">in</text:span><text:span text:style-name="T114_8"><text:s/></text:span><text:span text:style-name="T114_9">the</text:span><text:span text:style-name="T114_10"><text:s/></text:span><text:span text:style-name="T114_11">Answer</text:span><text:span text:style-name="T114_12"><text:s/></text:span><text:span text:style-name="T114_13">Box</text:span><text:span text:style-name="T114_14"><text:s/></text:span><text:span text:style-name="T114_15">below</text:span><text:span text:style-name="T114_16">.</text:span></text:p>
          </table:table-cell>
        </table:table-row>
        <table:table-row table:style-name="Row20">
          <table:table-cell table:style-name="Cell20">
            <text:p text:style-name="P115"/>
            <text:p text:style-name="P116"><text:span text:style-name="T116_1">Answer</text:span></text:p>
          </table:table-cell>
        </table:table-row>
        <table:table-row table:style-name="Row21">
          <table:table-cell table:style-name="Cell21">
            <text:p text:style-name="P117"/>
          </table:table-cell>
        </table:table-row>
      </table:table>
      <text:p text:style-name="P118"/>
      <text:p text:style-name="P1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